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1b794d" officeooo:paragraph-rsid="001b794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b794d" officeooo:paragraph-rsid="001bb67c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bb67c" officeooo:paragraph-rsid="001bb67c"/>
    </style:style>
    <style:style style:name="P10" style:family="paragraph" style:parent-style-name="Title" style:master-page-name="MP0">
      <style:paragraph-properties style:page-number="auto" fo:break-before="page"/>
    </style:style>
    <style:style style:name="P11" style:family="paragraph" style:parent-style-name="Standard">
      <style:paragraph-properties fo:margin-top="0in" fo:margin-bottom="0in" style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b794d"/>
    </style:style>
    <style:style style:name="T3" style:family="text">
      <style:text-properties officeooo:rsid="001bb67c"/>
    </style:style>
    <style:style style:name="T4" style:family="text">
      <style:text-properties officeooo:rsid="001cbc4c"/>
    </style:style>
    <style:style style:name="T5" style:family="text">
      <style:text-properties officeooo:rsid="001e6da9"/>
    </style:style>
    <style:style style:name="T6" style:family="text">
      <style:text-properties officeooo:rsid="001e9cd8"/>
    </style:style>
    <style:style style:name="T7" style:family="text">
      <style:text-properties officeooo:rsid="001f5bf5"/>
    </style:style>
    <style:style style:name="T8" style:family="text">
      <style:text-properties officeooo:rsid="00214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5 – Code Review Template</text:p>
      <text:p text:style-name="Standard">Reviewer Name: <text:span text:style-name="T2">Baciu Florin</text:span></text:p>
      <text:p text:style-name="Standard">Reviewer Group:211</text:p>
      <text:p text:style-name="Standard">Initial C application was created by (Name/Group): Murșa <text:span text:style-name="T3">Vlad/</text:span><text:span text:style-name="T4">215</text:span></text:p>
      <text:p text:style-name="P1"><text:span text:style-name="Default_20_Paragraph_20_Font"><text:span text:style-name="T1">Please fill in the following table using appropriate, complete data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Default_20_Paragraph_20_Font"><text:span text:style-name="T1">List of application functionalities that are missing, are incomplete or buggy.</text:span></text:span></text:p>
            <text:p text:style-name="P5"/>
            <text:p text:style-name="P5"/>
          </table:table-cell>
          <table:table-cell table:style-name="Table1.A1" office:value-type="string">
            <text:p text:style-name="P4">- <text:span text:style-name="T4">struct for repository</text:span></text:p>
            <text:p text:style-name="P4">- <text:span text:style-name="T4">create, destroy, copy entities (transactions)</text:span></text:p>
            <text:p text:style-name="P4">- <text:span text:style-name="T4">ensure capacity for repository</text:span></text:p>
            <text:p text:style-name="P4">- <text:span text:style-name="T4">size of repository</text:span></text:p>
            <text:p text:style-name="P4">- <text:span text:style-name="T5">struct for service</text:span>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List of program functions (except UI) that are not covered by tests.</text:span></text:span></text:p>
            <text:p text:style-name="P5"/>
            <text:p text:style-name="P5"/>
          </table:table-cell>
          <table:table-cell table:style-name="Table1.A1" office:value-type="string">
            <text:p text:style-name="P4">-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List of program functions lacking specification.</text:span></text:span></text:p>
            <text:p text:style-name="P5"/>
            <text:p text:style-name="P5"/>
          </table:table-cell>
          <table:table-cell table:style-name="Table1.A1" office:value-type="string">
            <text:p text:style-name="P4">-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Is there a clear separation between each module’s specification and its implementation?</text:span></text:span></text:p>
            <text:p text:style-name="P5"/>
            <text:p text:style-name="P2"><text:span text:style-name="Default_20_Paragraph_20_Font"><text:span text:style-name="T1">Please detail…</text:span></text:span></text:p>
            <text:p text:style-name="P5"/>
          </table:table-cell>
          <table:table-cell table:style-name="Table1.A1" office:value-type="string">
            <text:p text:style-name="P7">Yes, <text:span text:style-name="T3">all functions have specifications and there is a clear separation between them and their implementation.</text:span>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Is the application correctly layered?</text:span></text:span></text:p>
            <text:p text:style-name="P5"/>
            <text:p text:style-name="P2"><text:span text:style-name="Default_20_Paragraph_20_Font"><text:span text:style-name="T1">Please detail…</text:span></text:span></text:p>
            <text:p text:style-name="P5"/>
          </table:table-cell>
          <table:table-cell table:style-name="Table1.A1" office:value-type="string">
            <text:p text:style-name="P8">Yes, <text:span text:style-name="T3">but the functions are not decalared in headers then implemented in source codes. </text:span><text:span text:style-name="T6">Also, there is not a MyList layer.</text:span>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Does the application handle memory correctly (all memory is deallocated, no dangling pointers etc.).</text:span></text:span></text:p>
            <text:p text:style-name="P5"/>
            <text:p text:style-name="P2"><text:span text:style-name="Default_20_Paragraph_20_Font"><text:span text:style-name="T1">Please detail…</text:span></text:span></text:p>
            <text:p text:style-name="P5"/>
          </table:table-cell>
          <table:table-cell table:style-name="Table1.A1" office:value-type="string">
            <text:p text:style-name="P9">Yes, the application handles memory correctly. There are no memory leaks or d<text:span text:style-name="T4">a</text:span>ngling pointers.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List those functions that are unclear to you (you don’t understand their role or how they work – usually a sign of bad design).</text:span></text:span></text:p>
            <text:p text:style-name="P5"/>
          </table:table-cell>
          <table:table-cell table:style-name="Table1.A1" office:value-type="string">
            <text:p text:style-name="P4">-<text:span text:style-name="T6">create repository </text:span><text:span text:style-name="T8">in</text:span><text:span text:style-name="T6"> service</text:span>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List the problems present in the reviewed application and indicate the number of man-hours you require for fixing them.</text:span></text:span></text:p>
            <text:p text:style-name="P6"><text:soft-page-break/></text:p>
            <text:p text:style-name="P6"/>
          </table:table-cell>
          <table:table-cell table:style-name="Table1.A1" office:value-type="string">
            <text:p text:style-name="P4">-<text:span text:style-name="T6">create a MyList layer </text:span><text:span text:style-name="T7">along with related tests ~2 hours</text:span></text:p>
            <text:p text:style-name="P4">-<text:span text:style-name="T6">create headers </text:span><text:span text:style-name="T7">for every source file </text:span><text:span text:style-name="T8">~1 hour</text:span></text:p>
            <text:p text:style-name="P4">-<text:span text:style-name="T8">remake service along with related tests ~2 hour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itle" style:family="paragraph" style:parent-style-name="Standard" style:next-style-name="Subtitle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fo:font-weight="bold" style:font-size-asian="26pt" style:font-weight-asian="bold" style:font-name-complex="F" style:font-family-complex="F" style:font-family-generic-complex="system" style:font-pitch-complex="variable" style:font-size-complex="26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size-asian="26pt" style:font-name-complex="F" style:font-family-complex="F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rthur Molnar</meta:initial-creator>
    <meta:creation-date>2013-03-25T08:05:00Z</meta:creation-date>
    <dc:date>2023-03-30T17:26:07.146627544</dc:date>
    <meta:editing-cycles>6</meta:editing-cycles>
    <meta:editing-duration>PT12M33S</meta:editing-duration>
    <meta:document-statistic meta:table-count="1" meta:image-count="0" meta:object-count="0" meta:page-count="2" meta:paragraph-count="30" meta:word-count="244" meta:character-count="1558" meta:non-whitespace-character-count="13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